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9b81" officeooo:paragraph-rsid="000b9b81"/>
    </style:style>
    <style:style style:name="P2" style:family="paragraph" style:parent-style-name="Standard">
      <style:text-properties officeooo:paragraph-rsid="000b9b81"/>
    </style:style>
    <style:style style:name="P3" style:family="paragraph" style:parent-style-name="Standard">
      <style:text-properties fo:color="#cc9900" officeooo:rsid="000b9b81" officeooo:paragraph-rsid="000b9b81"/>
    </style:style>
    <style:style style:name="P4" style:family="paragraph" style:parent-style-name="Standard">
      <style:text-properties fo:color="#0093d9" officeooo:rsid="000b9b81" officeooo:paragraph-rsid="000b9b81"/>
    </style:style>
    <style:style style:name="P5" style:family="paragraph" style:parent-style-name="Standard">
      <style:text-properties fo:color="#ff6600" fo:font-weight="bold" officeooo:rsid="000b9b81" officeooo:paragraph-rsid="000b9b81" style:font-weight-asian="bold" style:font-weight-complex="bold"/>
    </style:style>
    <style:style style:name="P6" style:family="paragraph" style:parent-style-name="Standard">
      <style:text-properties fo:color="#ff6600" fo:font-size="14pt" fo:font-weight="bold" officeooo:rsid="000d5cc4" officeooo:paragraph-rsid="000d5cc4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ff6600" officeooo:rsid="000b9b81" officeooo:paragraph-rsid="000b9b81"/>
    </style:style>
    <style:style style:name="P8" style:family="paragraph" style:parent-style-name="Standard">
      <style:text-properties officeooo:rsid="000d5cc4" officeooo:paragraph-rsid="000d5cc4"/>
    </style:style>
    <style:style style:name="P9" style:family="paragraph" style:parent-style-name="Standard">
      <style:text-properties fo:color="#6600ff" fo:font-weight="bold" officeooo:rsid="000b9b81" officeooo:paragraph-rsid="000b9b81" style:font-weight-asian="bold" style:font-weight-complex="bold"/>
    </style:style>
    <style:style style:name="P10" style:family="paragraph" style:parent-style-name="Heading">
      <style:text-properties fo:font-weight="bold" style:font-weight-asian="bold" style:font-weight-complex="bold"/>
    </style:style>
    <style:style style:name="P11" style:family="paragraph" style:parent-style-name="Heading">
      <style:text-properties officeooo:paragraph-rsid="000b9b81"/>
    </style:style>
    <style:style style:name="P12" style:family="paragraph" style:parent-style-name="Text_20_body">
      <style:text-properties officeooo:rsid="000d5cc4" officeooo:paragraph-rsid="000d5cc4"/>
    </style:style>
    <style:style style:name="P13" style:family="paragraph" style:parent-style-name="Text_20_body">
      <style:text-properties officeooo:rsid="000f5687" officeooo:paragraph-rsid="000f5687"/>
    </style:style>
    <style:style style:name="P14" style:family="paragraph" style:parent-style-name="Heading_20_3">
      <style:text-properties fo:color="#000000" fo:font-weight="bold" officeooo:paragraph-rsid="000b9b81" style:font-weight-asian="bold" style:font-weight-complex="bold"/>
    </style:style>
    <style:style style:name="P15" style:family="paragraph" style:parent-style-name="Heading_20_3">
      <style:text-properties officeooo:paragraph-rsid="000b9b81"/>
    </style:style>
    <style:style style:name="T1" style:family="text">
      <style:text-properties officeooo:rsid="000b9b81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0b9b81" style:font-weight-asian="bold" style:font-weight-complex="bold"/>
    </style:style>
    <style:style style:name="T4" style:family="text">
      <style:text-properties fo:color="#ff6600"/>
    </style:style>
    <style:style style:name="T5" style:family="text">
      <style:text-properties fo:color="#ff6600"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0d5cc4"/>
    </style:style>
    <style:style style:name="T7" style:family="text">
      <style:text-properties fo:color="#3333ff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3333ff" fo:font-weight="bold" officeooo:rsid="000d5cc4" style:font-weight-asian="bold" style:font-weight-complex="bold"/>
    </style:style>
    <style:style style:name="T9" style:family="text">
      <style:text-properties fo:color="#3333ff" fo:font-weight="bold" officeooo:rsid="000f5687" style:font-weight-asian="bold" style:font-weight-complex="bold"/>
    </style:style>
    <style:style style:name="T10" style:family="text">
      <style:text-properties fo:color="#6600ff"/>
    </style:style>
    <style:style style:name="T11" style:family="text">
      <style:text-properties fo:color="#6600ff" fo:font-weight="bold" style:font-weight-asian="bold" style:font-weight-complex="bold"/>
    </style:style>
    <style:style style:name="T12" style:family="text">
      <style:text-properties fo:color="#6600ff" fo:font-weight="bold" officeooo:rsid="000d5cc4" style:font-weight-asian="bold" style:font-weight-complex="bold"/>
    </style:style>
    <style:style style:name="T13" style:family="text">
      <style:text-properties fo:color="#6600ff"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0f56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 text:c="4"/>DNS SERVER SETUP</text:p>
      <text:p text:style-name="P10">Package:- <text:s text:c="2"/><text:span text:style-name="T14">b</text:span>ind</text:p>
      <text:h text:style-name="P14" text:outline-level="3">Port No:- <text:s text:c="4"/>53</text:h>
      <text:h text:style-name="P15" text:outline-level="3"><text:span text:style-name="T3">Config file :- /etc/named.conf </text:span><text:span text:style-name="T2"><text:line-break/></text:span></text:h>
      <text:p text:style-name="P11"><text:span text:style-name="T1">Step1 :-</text:span></text:p>
      <text:p text:style-name="P11"><text:span text:style-name="T1">[ <text:s/>~]# </text:span>vi /etc/hostname</text:p>
      <text:p text:style-name="P1">lab3.example.com</text:p>
      <text:p text:style-name="P1">:wq</text:p>
      <text:p text:style-name="P1"/>
      <text:p text:style-name="Heading">Step2:- <text:span text:style-name="T1">Installation Process</text:span></text:p>
      <text:p text:style-name="P1">[ <text:s/>~]# <text:s/>yum install bind* -y</text:p>
      <text:p text:style-name="P1"/>
      <text:p text:style-name="P1">[ <text:s/>~]# <text:s/>vi /etc/named.conf</text:p>
      <text:p text:style-name="P1"/>
      <text:p text:style-name="P1">&gt;&gt; <text:span text:style-name="T5">Edit here </text:span></text:p>
      <text:p text:style-name="P4">options {</text:p>
      <text:p text:style-name="P4"><text:tab/>listen-on port 53 { 127.0.0.1; <text:span text:style-name="T5">192.168.0.25</text:span><text:span text:style-name="T4">;</text:span> };</text:p>
      <text:p text:style-name="P5">##<text:tab/>listen-on-v6 port 53 { ::1; };</text:p>
      <text:p text:style-name="P4"><text:tab/>directory <text:tab/>"/var/named";</text:p>
      <text:p text:style-name="P4"><text:tab/>dump-file <text:tab/>"/var/named/data/cache_dump.db";</text:p>
      <text:p text:style-name="P4"><text:tab/>statistics-file "/var/named/data/named_stats.txt";</text:p>
      <text:p text:style-name="P4"><text:tab/>memstatistics-file "/var/named/data/named_mem_stats.txt";</text:p>
      <text:p text:style-name="P4"><text:tab/>allow-query <text:s text:c="4"/>{ localhost; <text:span text:style-name="T5">any;</text:span> };</text:p>
      <text:p text:style-name="P4"><text:tab/></text:p>
      <text:p text:style-name="P4"><text:s/><text:tab/>recursion yes;</text:p>
      <text:p text:style-name="P4">:wq</text:p>
      <text:p text:style-name="P3"/>
      <text:p text:style-name="P1"><text:span text:style-name="T6">[ <text:s text:c="2"/>~]</text:span># vi /etc/named.rfc1912.conf</text:p>
      <text:p text:style-name="P1"/>
      <text:p text:style-name="P6">&gt;&gt; Edit here </text:p>
      <text:p text:style-name="P8"/>
      <text:p text:style-name="P1">zone<text:span text:style-name="T11"> "example.com"</text:span> IN {</text:p>
      <text:p text:style-name="P1"><text:tab/>type master;</text:p>
      <text:p text:style-name="P1"><text:tab/>file <text:span text:style-name="T7">"forward.example";</text:span> <text:s text:c="4"/><text:span text:style-name="T8">example is the hostname ex. </text:span><text:span text:style-name="T9">lab3</text:span><text:span text:style-name="T8">.example.com</text:span></text:p>
      <text:p text:style-name="P1"><text:tab/>allow-update { none; };</text:p>
      <text:p text:style-name="P1">};</text:p>
      <text:p text:style-name="P1"><text:soft-page-break/></text:p>
      <text:p text:style-name="P1">zone "localhost" IN {</text:p>
      <text:p text:style-name="P1"><text:tab/>type master;</text:p>
      <text:p text:style-name="P1"><text:tab/>file "named.localhost";</text:p>
      <text:p text:style-name="P1"><text:tab/>allow-update { none; };</text:p>
      <text:p text:style-name="P1">};</text:p>
      <text:p text:style-name="P1"/>
      <text:p text:style-name="P1">zone "1.0.0.0.0.0.0.0.0.0.0.0.0.0.0.0.0.0.0.0.0.0.0.0.0.0.0.0.0.0.0.0.ip6.arpa" IN {</text:p>
      <text:p text:style-name="P1"><text:tab/>type master;</text:p>
      <text:p text:style-name="P1"><text:tab/>file "named.loopback";</text:p>
      <text:p text:style-name="P1"><text:tab/>allow-update { none; };</text:p>
      <text:p text:style-name="P1">};</text:p>
      <text:p text:style-name="P1"/>
      <text:p text:style-name="P1">zone "<text:span text:style-name="T13">0.168.192.</text:span>in-addr.arpa" IN { <text:s text:c="19"/><text:span text:style-name="T12">note:- give ip add reverse</text:span></text:p>
      <text:p text:style-name="P1"><text:tab/>type master;</text:p>
      <text:p text:style-name="P1"><text:tab/>file "<text:span text:style-name="T13">reverse.example";</text:span></text:p>
      <text:p text:style-name="P1"><text:tab/>allow-update { none; };</text:p>
      <text:p text:style-name="P1">};</text:p>
      <text:p text:style-name="P1"/>
      <text:p text:style-name="P1">zone "0.in-addr.arpa" IN {</text:p>
      <text:p text:style-name="P1"><text:tab/>type master;</text:p>
      <text:p text:style-name="P1"><text:tab/>file "named.empty";</text:p>
      <text:p text:style-name="P1"><text:tab/>allow-update { none; };</text:p>
      <text:p text:style-name="P1">};</text:p>
      <text:p text:style-name="P1">:wq!</text:p>
      <text:p text:style-name="P1"/>
      <text:p text:style-name="Heading">Step3 :- </text:p>
      <text:p text:style-name="Text_20_body"/>
      <text:p text:style-name="P5"><text:span text:style-name="T6">[ <text:s/>~]</text:span># cd /var/named</text:p>
      <text:p text:style-name="P5"/>
      <text:p text:style-name="P5"><text:span text:style-name="T6">[ <text:s/>~]</text:span># cp named.localhost forward.example</text:p>
      <text:p text:style-name="P5"/>
      <text:p text:style-name="P5"><text:span text:style-name="T6">[ <text:s/>~]</text:span># cp named.loopback <text:s/>reverse.example</text:p>
      <text:p text:style-name="P7"/>
      <text:p text:style-name="P5"><text:span text:style-name="T6">[ <text:s/>~]</text:span># vi forward.example</text:p>
      <text:p text:style-name="P5"/>
      <text:p text:style-name="P6">&gt;&gt; Edit here</text:p>
      <text:p text:style-name="P6"/>
      <text:p text:style-name="P1">$TTL 86400</text:p>
      <text:p text:style-name="P1">@ <text:s text:c="2"/>IN <text:s/>SOA <text:s text:c="4"/><text:span text:style-name="T11">lab3.example.com. root.lab3.example.com</text:span>. (</text:p>
      <text:p text:style-name="P1"><text:s text:c="8"/>2011071001 <text:s/>;Serial</text:p>
      <text:p text:style-name="P1"><text:s text:c="8"/>3600 <text:s text:c="7"/>;Refresh</text:p>
      <text:p text:style-name="P1"><text:s text:c="8"/>1800 <text:s text:c="7"/>;Retry</text:p>
      <text:p text:style-name="P1"><text:s text:c="8"/>604800 <text:s text:c="5"/>;Expire</text:p>
      <text:p text:style-name="P1"><text:s text:c="8"/>86400 <text:s text:c="6"/>;Minimum TTL</text:p>
      <text:p text:style-name="P1">)</text:p>
      <text:p text:style-name="P1"><text:soft-page-break/>@ <text:s text:c="8"/>IN <text:s/>NS <text:s text:c="9"/><text:span text:style-name="T11">lab3.example.com.</text:span></text:p>
      <text:p text:style-name="P1">@ <text:s text:c="8"/>IN <text:s/>A <text:s text:c="10"/>192.168.0.25</text:p>
      <text:p text:style-name="P1">lab3 <text:s text:c="5"/>IN <text:s/>A <text:s text:c="10"/>192.168.0.25</text:p>
      <text:p text:style-name="P1">dsr <text:s text:c="6"/>IN <text:s/>A <text:s text:c="10"/>192.168.0.29</text:p>
      <text:p text:style-name="P1">:wq</text:p>
      <text:p text:style-name="P1"/>
      <text:p text:style-name="P1"/>
      <text:p text:style-name="P5"><text:span text:style-name="T6">[ <text:s/>~]</text:span># vi reverse.example</text:p>
      <text:p text:style-name="P1"/>
      <text:p text:style-name="P1">$TTL 86400</text:p>
      <text:p text:style-name="P1">N <text:s/>SOA <text:s text:c="4"/><text:span text:style-name="T11">lab3.example.com. root.lab3.example.com.</text:span><text:span text:style-name="T10"> </text:span>(</text:p>
      <text:p text:style-name="P1"><text:s text:c="8"/>2011071001 <text:s/>;Serial</text:p>
      <text:p text:style-name="P1"><text:s text:c="8"/>3600 <text:s text:c="7"/>;Refresh</text:p>
      <text:p text:style-name="P1"><text:s text:c="8"/>1800 <text:s text:c="7"/>;Retry</text:p>
      <text:p text:style-name="P1"><text:s text:c="8"/>604800 <text:s text:c="5"/>;Expire</text:p>
      <text:p text:style-name="P1"><text:s text:c="8"/>86400 <text:s text:c="6"/>;Minimum TTL</text:p>
      <text:p text:style-name="P1">)</text:p>
      <text:p text:style-name="P1">@ <text:s text:c="7"/>IN <text:s/>NS <text:s text:c="11"/><text:span text:style-name="T11">lab3.example.com.</text:span></text:p>
      <text:p text:style-name="P1">@ <text:s text:c="7"/>IN <text:s/>PTR <text:s text:c="10"/>192.168.0.25</text:p>
      <text:p text:style-name="P9">lab3 <text:s text:c="4"/>IN <text:s/>A <text:s text:c="7"/><text:tab/>192.168.0.25</text:p>
      <text:p text:style-name="P9">dsr <text:s text:c="5"/>IN <text:s/>A <text:s text:c="11"/>192.168.0.29</text:p>
      <text:p text:style-name="P9">25 <text:s text:c="6"/>IN <text:s/>PTR <text:s text:c="8"/>lab3.example.com.</text:p>
      <text:p text:style-name="P9">29 <text:s text:c="6"/>IN <text:s/>PTR <text:s text:c="8"/>dsr</text:p>
      <text:p text:style-name="P1">:wq</text:p>
      <text:p text:style-name="P1"/>
      <text:p text:style-name="Heading">Step4:- <text:span text:style-name="T14">TO verify the syntax in the zones</text:span></text:p>
      <text:p text:style-name="P2"/>
      <text:p text:style-name="P1"><text:span text:style-name="T6">[ <text:s/>~]</text:span># <text:s/>named-checkzone example.com forward.exa<text:span text:style-name="T6">m</text:span>ple</text:p>
      <text:p text:style-name="P1"><text:span text:style-name="T6">[ <text:s/>~]</text:span># <text:s/>named-checkzone example.com reverse.exa<text:span text:style-name="T6">m</text:span>ple</text:p>
      <text:p text:style-name="P1"/>
      <text:p text:style-name="Heading">Step5:-</text:p>
      <text:p text:style-name="P12">[ <text:s/>~]# nslookup lab3.example.com</text:p>
      <text:p text:style-name="P12">[ <text:s/>~]# nslookup Ip Addr</text:p>
      <text:p text:style-name="P12">[ <text:s/>~]# dig lab3.example.com </text:p>
      <text:p text:style-name="P12"/>
      <text:p text:style-name="Heading">Step6:- <text:span text:style-name="T14">To view log files</text:span></text:p>
      <text:p text:style-name="P13">[ <text:s/>~]# <text:s/>cd /var/log</text:p>
      <text:p text:style-name="P13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5:54:03.791778979</meta:creation-date>
    <dc:date>2016-10-19T16:38:20.859815519</dc:date>
    <meta:editing-duration>PT10M24S</meta:editing-duration>
    <meta:editing-cycles>1</meta:editing-cycles>
    <meta:document-statistic meta:table-count="0" meta:image-count="0" meta:object-count="0" meta:page-count="3" meta:paragraph-count="96" meta:word-count="301" meta:character-count="2451" meta:non-whitespace-character-count="1841"/>
    <meta:generator>LibreOffice/4.3.7.2$Linux_X86_64 LibreOffice_project/430$Build-2</meta:generator>
  </office:meta>
</office:document-meta>
</file>